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fill="none" draw:textarea-horizontal-align="justify" draw:textarea-vertical-align="middle" draw:auto-grow-height="false" fo:min-height="1.13cm" fo:min-width="2.012cm" fo:padding-top="0.178cm" fo:padding-bottom="0.178cm" fo:padding-left="0.303cm" fo:padding-right="0.3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81cm" svg:stroke-color="#808080" draw:marker-start-width="0.322cm" draw:marker-end-width="0.322cm" draw:fill="none" draw:textarea-horizontal-align="justify" draw:textarea-vertical-align="middle" draw:auto-grow-height="false" fo:min-height="1.25cm" fo:min-width="4.9cm" fo:padding-top="0.166cm" fo:padding-bottom="0.166cm" fo:padding-left="0.291cm" fo:padding-right="0.291cm"/>
    </style:style>
    <style:style style:name="gr4" style:family="graphic" style:parent-style-name="standard">
      <style:graphic-properties svg:stroke-width="0.081cm" svg:stroke-color="#808080" draw:marker-start-width="0.322cm" draw:marker-end-width="0.322cm" draw:fill="none" draw:textarea-horizontal-align="justify" draw:textarea-vertical-align="middle" draw:auto-grow-height="false" fo:min-height="1.168cm" fo:min-width="4.818cm" fo:padding-top="0.166cm" fo:padding-bottom="0.166cm" fo:padding-left="0.291cm" fo:padding-right="0.291cm"/>
    </style:style>
    <style:style style:name="gr5" style:family="graphic" style:parent-style-name="standard">
      <style:graphic-properties svg:stroke-width="0.081cm" svg:stroke-color="#808080" draw:marker-start-width="0.322cm" draw:marker-end-width="0.322cm" draw:fill="none" draw:textarea-horizontal-align="justify" draw:textarea-vertical-align="middle" draw:auto-grow-height="false" fo:min-height="1.168cm" fo:min-width="3.118cm" fo:padding-top="0.166cm" fo:padding-bottom="0.166cm" fo:padding-left="0.291cm" fo:padding-right="0.291cm"/>
    </style:style>
    <style:style style:name="gr6" style:family="graphic" style:parent-style-name="standard">
      <style:graphic-properties svg:stroke-width="0.081cm" svg:stroke-color="#808080" draw:marker-start-width="0.322cm" draw:marker-end-width="0.322cm" draw:fill="none" draw:textarea-horizontal-align="justify" draw:textarea-vertical-align="middle" draw:auto-grow-height="false" fo:min-height="1.168cm" fo:min-width="1.818cm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xml:id="id1" draw:id="id1" draw:layer="layout" svg:width="3.7cm" svg:height="2.1cm" svg:x="5cm" svg:y="12.7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3.7cm" svg:height="2.1cm" svg:x="12.4cm" svg:y="10.6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7cm" svg:height="2.1cm" svg:x="12.5cm" svg:y="14.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59cm" svg:y1="13.007cm" svg:x2="12.4cm" svg:y2="11.65cm" draw:start-shape="id1" draw:start-glue-point="11" draw:end-shape="id2" draw:end-glue-point="6" svg:d="M8159 13007l4241-1357" svg:viewBox="0 0 4242 1358">
          <text:p/>
        </draw:connector>
        <draw:custom-shape draw:style-name="gr3" draw:text-style-name="P2" draw:layer="layout" svg:width="5.4cm" svg:height="1.5cm" svg:x="6.4cm" svg:y="10.9cm">
          <text:p text:style-name="P1">(::Human, ::Water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1.5cm" svg:x="6.6cm" svg:y="15.3cm">
          <text:p text:style-name="P1">(::Dog, ::Water)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7cm" svg:height="2.1cm" svg:x="5cm" svg:y="20.8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3.7cm" svg:height="2.1cm" svg:x="12.4cm" svg:y="18.8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3.7cm" svg:height="2.1cm" svg:x="12.5cm" svg:y="22.5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59cm" svg:y1="21.202cm" svg:x2="12.4cm" svg:y2="19.945cm" draw:start-shape="id3" draw:start-glue-point="11" draw:end-shape="id4" draw:end-glue-point="6" svg:d="M8159 21202l4241-1257" svg:viewBox="0 0 4242 1258">
          <text:p/>
        </draw:connector>
        <draw:custom-shape draw:style-name="gr5" draw:text-style-name="P2" draw:layer="layout" svg:width="3.7cm" svg:height="1.5cm" svg:x="7.9cm" svg:y="18.8cm">
          <text:p text:style-name="P1">::Huma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cm" svg:height="1.5cm" svg:x="9.2cm" svg:y="23.3cm">
          <text:p text:style-name="P1">::Dog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cm" svg:height="2.1cm" svg:x="5cm" svg:y="4.9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7cm" svg:height="2.1cm" svg:x="12.4cm" svg:y="2.4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3.7cm" svg:height="2.1cm" svg:x="12.5cm" svg:y="7.595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159cm" svg:y1="5.302cm" svg:x2="12.4cm" svg:y2="3.545cm" draw:start-shape="id5" draw:start-glue-point="11" draw:end-shape="id6" draw:end-glue-point="6" svg:d="M8159 5302l4241-1757" svg:viewBox="0 0 4242 1758">
          <text:p/>
        </draw:connector>
        <draw:custom-shape draw:style-name="gr4" draw:text-style-name="P2" draw:layer="layout" svg:width="5.4cm" svg:height="1.5cm" svg:x="6.4cm" svg:y="2.795cm">
          <text:p text:style-name="P1">(::Human, ::Water)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4cm" svg:height="1.5cm" svg:x="6.1cm" svg:y="7.5cm">
          <text:p text:style-name="P1">(::Dog, ::Water)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7cm" svg:height="2.1cm" svg:x="14.907cm" svg:y="5.07cm">
          <text:p text:style-name="P1"><text:span text:style-name="T1">dr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7cm" svg:y1="6.045cm" svg:x2="14.907cm" svg:y2="6.12cm" draw:start-shape="id5" draw:start-glue-point="10" draw:end-shape="id7" draw:end-glue-point="6" svg:d="M8700 6045l6207 75" svg:viewBox="0 0 6208 76">
          <text:p/>
        </draw:connector>
        <draw:custom-shape draw:style-name="gr4" draw:text-style-name="P2" draw:layer="layout" svg:width="5.4cm" svg:height="1.5cm" svg:x="9.1cm" svg:y="5cm">
          <text:p text:style-name="P1">(::Human, ::Juice)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8.159cm" svg:y1="6.788cm" svg:x2="12.5cm" svg:y2="8.645cm" draw:start-shape="id5" draw:start-glue-point="9" draw:end-shape="id8" draw:end-glue-point="6" svg:d="M8159 6788l4341 1857" svg:viewBox="0 0 4342 1858">
          <text:p/>
        </draw:connector>
        <draw:connector draw:style-name="gr2" draw:text-style-name="P2" draw:layer="layout" draw:type="line" svg:x1="8.159cm" svg:y1="14.493cm" svg:x2="12.5cm" svg:y2="15.55cm" draw:start-shape="id1" draw:start-glue-point="9" draw:end-shape="id9" draw:end-glue-point="6" svg:d="M8159 14493l4341 1057" svg:viewBox="0 0 4342 1058">
          <text:p/>
        </draw:connector>
        <draw:connector draw:style-name="gr2" draw:text-style-name="P2" draw:layer="layout" draw:type="line" svg:x1="8.159cm" svg:y1="22.688cm" svg:x2="12.5cm" svg:y2="23.645cm" draw:start-shape="id3" draw:start-glue-point="9" draw:end-shape="id10" draw:end-glue-point="6" svg:d="M8159 22688l4341 957" svg:viewBox="0 0 4342 9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文泉驛正黑" svg:font-family="文泉驛正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驛正黑" style:font-size-asian="24pt" style:language-asian="zh" style:country-asian="TW" style:font-name-complex="文泉驛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正黑" style:font-family-asian="文泉驛正黑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13:48:06.241980197</meta:creation-date>
    <dc:date>2018-05-03T14:08:06.727161402</dc:date>
    <meta:editing-duration>PT20M1S</meta:editing-duration>
    <meta:editing-cycles>1</meta:editing-cycles>
    <meta:document-statistic meta:object-count="24"/>
    <meta:generator>LibreOffice/6.0.3.2$Linux_X86_64 LibreOffice_project/00m0$Build-2</meta:generator>
  </office:meta>
</office:document-meta>
</file>